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Num previous children</text:p>
          </table:table-cell>
          <table:table-cell table:style-name="ce1" office:value-type="string" calcext:value-type="string">
            <text:p>Births</text:p>
          </table:table-cell>
          <table:table-cell table:style-name="ce1" office:value-type="string" calcext:value-type="string">
            <text:p>Share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270171" calcext:value-type="float">
            <text:p>270171</text:p>
          </table:table-cell>
          <table:table-cell table:style-name="ce5" table:formula="of:=[.B2]/611604" office:value-type="float" office:value="0.4417417152275" calcext:value-type="float">
            <text:p>0.44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08992" calcext:value-type="float">
            <text:p>208992</text:p>
          </table:table-cell>
          <table:table-cell table:style-name="ce5" table:formula="of:=[.B3]/611604" office:value-type="float" office:value="0.341711303392391" calcext:value-type="float">
            <text:p>0.34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80874" calcext:value-type="float">
            <text:p>80874</text:p>
          </table:table-cell>
          <table:table-cell table:style-name="ce5" table:formula="of:=[.B4]/611604" office:value-type="float" office:value="0.132232621107776" calcext:value-type="float">
            <text:p>0.13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0636" calcext:value-type="float">
            <text:p>30636</text:p>
          </table:table-cell>
          <table:table-cell table:style-name="ce5" table:formula="of:=[.B5]/611604" office:value-type="float" office:value="0.050091235505327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+</text:p>
          </table:table-cell>
          <table:table-cell table:style-name="ce4" office:value-type="float" office:value="20931" calcext:value-type="float">
            <text:p>20931</text:p>
          </table:table-cell>
          <table:table-cell table:style-name="ce5" table:formula="of:=[.B6]/611604" office:value-type="float" office:value="0.0342231247670061" calcext:value-type="float">
            <text:p>0.03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4" table:formula="of:=SUM([.B2:.B6])" office:value-type="float" office:value="611604" calcext:value-type="float">
            <text:p>611604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Age group</text:p>
          </table:table-cell>
          <table:table-cell table:style-name="ce1" office:value-type="string" calcext:value-type="string">
            <text:p>Births</text:p>
          </table:table-cell>
          <table:table-cell table:style-name="ce1" office:value-type="string" calcext:value-type="string">
            <text:p>Sh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der 20</text:p>
          </table:table-cell>
          <table:table-cell table:style-name="ce4" office:value-type="float" office:value="15940" calcext:value-type="float">
            <text:p>15940</text:p>
          </table:table-cell>
          <table:table-cell table:style-name="ce5" table:formula="of:=[.B10]/611505" office:value-type="float" office:value="0.026066835103556" calcext:value-type="float">
            <text:p>0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 to 24</text:p>
          </table:table-cell>
          <table:table-cell table:style-name="ce4" office:value-type="float" office:value="79626" calcext:value-type="float">
            <text:p>79626</text:p>
          </table:table-cell>
          <table:table-cell table:style-name="ce5" table:formula="of:=[.B11]/611505" office:value-type="float" office:value="0.130213162607011" calcext:value-type="float">
            <text:p>0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 to 29</text:p>
          </table:table-cell>
          <table:table-cell table:style-name="ce4" office:value-type="float" office:value="164765" calcext:value-type="float">
            <text:p>164765</text:p>
          </table:table-cell>
          <table:table-cell table:style-name="ce5" table:formula="of:=[.B12]/611505" office:value-type="float" office:value="0.269441787066336" calcext:value-type="float">
            <text:p>0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0 to 34</text:p>
          </table:table-cell>
          <table:table-cell table:style-name="ce4" office:value-type="float" office:value="205675" calcext:value-type="float">
            <text:p>205675</text:p>
          </table:table-cell>
          <table:table-cell table:style-name="ce5" table:formula="of:=[.B13]/611505" office:value-type="float" office:value="0.336342303006517" calcext:value-type="float">
            <text:p>0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5 to 39</text:p>
          </table:table-cell>
          <table:table-cell table:style-name="ce4" office:value-type="float" office:value="118426" calcext:value-type="float">
            <text:p>118426</text:p>
          </table:table-cell>
          <table:table-cell table:style-name="ce5" table:formula="of:=[.B14]/611505" office:value-type="float" office:value="0.19366317528066" calcext:value-type="float">
            <text:p>0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0 to 44</text:p>
          </table:table-cell>
          <table:table-cell table:style-name="ce4" office:value-type="float" office:value="27073" calcext:value-type="float">
            <text:p>27073</text:p>
          </table:table-cell>
          <table:table-cell table:style-name="ce5" table:formula="of:=[.B15]/611505" office:value-type="float" office:value="0.0442727369359204" calcext:value-type="float">
            <text:p>0.04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SUM([.B10:.B15])" office:value-type="float" office:value="611505" calcext:value-type="float">
            <text:p>611505</text:p>
          </table:table-cell>
          <table:table-cell table:number-columns-repeated="1022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7T22:45:21</meta:creation-date>
    <meta:initial-creator>Umberto Gostoli</meta:initial-creator>
    <meta:document-statistic meta:table-count="1" meta:cell-count="41" meta:object-count="0"/>
    <meta:generator>LibreOfficeDev/6.0.5.2$Linux_X86_64 LibreOffice_project/</meta:generator>
  </office:meta>
</office:document-meta>
</file>